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84a9"/>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officeooo:paragraph-rsid="001c66da"/>
    </style:style>
    <style:style style:name="P4" style:family="paragraph" style:parent-style-name="Standard">
      <style:text-properties officeooo:paragraph-rsid="001d0507"/>
    </style:style>
    <style:style style:name="P5" style:family="paragraph" style:parent-style-name="Standard">
      <style:text-properties officeooo:paragraph-rsid="002045e3"/>
    </style:style>
    <style:style style:name="P6" style:family="paragraph" style:parent-style-name="Standard">
      <style:text-properties fo:font-size="14pt" style:text-underline-style="solid" style:text-underline-width="auto" style:text-underline-color="font-color" fo:font-weight="bold" officeooo:paragraph-rsid="0022a2c0"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paragraph-rsid="002c8d5e"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paragraph-rsid="002e0c1f" style:font-size-asian="14pt" style:font-weight-asian="bold" style:font-size-complex="14pt" style:font-weight-complex="bold"/>
    </style:style>
    <style:style style:name="P9" style:family="paragraph" style:parent-style-name="Standard">
      <style:text-properties fo:font-size="14pt" fo:font-style="normal" style:text-underline-style="solid" style:text-underline-width="auto" style:text-underline-color="font-color" fo:font-weight="bold" officeooo:paragraph-rsid="003688b5" style:font-size-asian="14pt" style:font-style-asian="normal" style:font-weight-asian="bold" style:font-size-complex="14pt" style:font-style-complex="normal" style:font-weight-complex="bold"/>
    </style:style>
    <style:style style:name="P10" style:family="paragraph" style:parent-style-name="Standard">
      <style:text-properties officeooo:paragraph-rsid="002529cf"/>
    </style:style>
    <style:style style:name="P11" style:family="paragraph" style:parent-style-name="Standard" style:list-style-name="L1">
      <style:text-properties officeooo:paragraph-rsid="002529cf"/>
    </style:style>
    <style:style style:name="P12"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paragraph-rsid="003de160" style:font-size-asian="10.5pt" style:font-weight-asian="normal" style:font-size-complex="12pt" style:font-weight-complex="normal"/>
    </style:style>
    <style:style style:name="P14" style:family="paragraph" style:parent-style-name="Standard" style:list-style-name="L4">
      <style:text-properties fo:font-size="12pt" style:text-underline-style="none" fo:font-weight="normal" officeooo:paragraph-rsid="003de160" style:font-size-asian="10.5pt" style:font-weight-asian="normal" style:font-size-complex="12pt" style:font-weight-complex="normal"/>
    </style:style>
    <style:style style:name="P15"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paragraph-rsid="0040df8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paragraph-rsid="003f1f24" style:font-size-asian="10.5pt" style:font-weight-asian="normal" style:font-size-complex="12pt" style:font-weight-complex="normal"/>
    </style:style>
    <style:style style:name="P18" style:family="paragraph" style:parent-style-name="Standard" style:list-style-name="L5">
      <style:text-properties fo:font-size="12pt" style:text-underline-style="none" fo:font-weight="normal" officeooo:paragraph-rsid="003f1f24" style:font-size-asian="10.5pt" style:font-weight-asian="normal" style:font-size-complex="12pt" style:font-weight-complex="normal"/>
    </style:style>
    <style:style style:name="P19" style:family="paragraph" style:parent-style-name="Standard">
      <style:text-properties officeooo:paragraph-rsid="002e0c1f"/>
    </style:style>
    <style:style style:name="P20" style:family="paragraph" style:parent-style-name="Standard">
      <style:text-properties officeooo:paragraph-rsid="0031c04c"/>
    </style:style>
    <style:style style:name="P21" style:family="paragraph" style:parent-style-name="Standard">
      <style:text-properties officeooo:paragraph-rsid="003b1485"/>
    </style:style>
    <style:style style:name="P22" style:family="paragraph" style:parent-style-name="Standard" style:list-style-name="L3">
      <style:text-properties officeooo:paragraph-rsid="003c92cd"/>
    </style:style>
    <style:style style:name="P23" style:family="paragraph" style:parent-style-name="Standard" style:list-style-name="L5">
      <style:text-properties officeooo:paragraph-rsid="003f1f24"/>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officeooo:rsid="002045e3" style:font-weight-asian="bold" style:font-weight-complex="bold"/>
    </style:style>
    <style:style style:name="T10" style:family="text">
      <style:text-properties officeooo:rsid="00209092"/>
    </style:style>
    <style:style style:name="T11" style:family="text">
      <style:text-properties officeooo:rsid="002529cf"/>
    </style:style>
    <style:style style:name="T12" style:family="text">
      <style:text-properties officeooo:rsid="0026f11a"/>
    </style:style>
    <style:style style:name="T13" style:family="text">
      <style:text-properties officeooo:rsid="00283d76"/>
    </style:style>
    <style:style style:name="T14" style:family="text">
      <style:text-properties officeooo:rsid="002a0790"/>
    </style:style>
    <style:style style:name="T15" style:family="text">
      <style:text-properties officeooo:rsid="002a91ba"/>
    </style:style>
    <style:style style:name="T16" style:family="text">
      <style:text-properties officeooo:rsid="002c8d5e"/>
    </style:style>
    <style:style style:name="T17" style:family="text">
      <style:text-properties officeooo:rsid="002e0c1f"/>
    </style:style>
    <style:style style:name="T18" style:family="text">
      <style:text-properties officeooo:rsid="002faaff"/>
    </style:style>
    <style:style style:name="T19" style:family="text">
      <style:text-properties officeooo:rsid="002fdda5"/>
    </style:style>
    <style:style style:name="T20" style:family="text">
      <style:text-properties officeooo:rsid="0031c04c"/>
    </style:style>
    <style:style style:name="T21" style:family="text">
      <style:text-properties officeooo:rsid="00324ac5"/>
    </style:style>
    <style:style style:name="T22" style:family="text">
      <style:text-properties officeooo:rsid="0033f0f4"/>
    </style:style>
    <style:style style:name="T23" style:family="text">
      <style:text-properties officeooo:rsid="003688b5"/>
    </style:style>
    <style:style style:name="T24" style:family="text">
      <style:text-properties officeooo:rsid="0036fb6c"/>
    </style:style>
    <style:style style:name="T25" style:family="text">
      <style:text-properties officeooo:rsid="0037bd28"/>
    </style:style>
    <style:style style:name="T26" style:family="text">
      <style:text-properties officeooo:rsid="003939de"/>
    </style:style>
    <style:style style:name="T27" style:family="text">
      <style:text-properties officeooo:rsid="003b1485"/>
    </style:style>
    <style:style style:name="T28" style:family="text">
      <style:text-properties officeooo:rsid="003c92cd"/>
    </style:style>
    <style:style style:name="T29" style:family="text">
      <style:text-properties officeooo:rsid="003ce96a"/>
    </style:style>
    <style:style style:name="T30" style:family="text">
      <style:text-properties officeooo:rsid="003de160"/>
    </style:style>
    <style:style style:name="T31" style:family="text">
      <style:text-properties officeooo:rsid="003f1f24"/>
    </style:style>
    <style:style style:name="T32" style:family="text">
      <style:text-properties officeooo:rsid="0040df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an Project</text:span><text:span text:style-name="T2">s</text:span></text:p>
      <text:p text:style-name="Standard"><text:span text:style-name="T1"/></text:p>
      <text:p text:style-name="P1"><text:span text:style-name="T2">I have had the pleasure to start a new job for a very well established agency called </text:span><text:a xlink:type="simple" xlink:href="http://www.mzoo.com.au/"><text:span text:style-name="T2">The Zoo</text:span></text:a><text:span text:style-name="T2">. </text:span><text:span text:style-name="T3">As with every company managing projects are not easy. However what makes this company particularly interesting is the shear growth they are going through.</text:span></text:p>
      <text:p text:style-name="P1"><text:span text:style-name="T3"/></text:p>
      <text:p text:style-name="P3"><text:span text:style-name="T4">It is always good to see things from an outsiders point of view and one of the things that I noticed was the way that projects are being implemented. As with most agencies work is very fast paced and with the growth it is even faster. The system of choice for managing a project is called </text:span><text:a xlink:type="simple" xlink:href="https://company.podio.com/"><text:span text:style-name="T4">podio</text:span></text:a><text:span text:style-name="T4">. </text:span><text:span text:style-name="T15">The cool aspect of this tool is that it k</text:span><text:span text:style-name="T14">eeps</text:span><text:span text:style-name="T4"> all communication </text:span><text:span text:style-name="T15">in one place</text:span><text:span text:style-name="T4">. Emails should not be used to communicate in a project.</text:span></text:p>
      <text:p text:style-name="P3"><text:span text:style-name="T4"/></text:p>
      <text:p text:style-name="P9"><text:span text:style-name="T23">Project Management</text:span></text:p>
      <text:p text:style-name="P3"><text:span text:style-name="T4"/></text:p>
      <text:p text:style-name="P21"><text:span text:style-name="T23">As mentioned all the management is done within podio. All tasks are created and tracked under the specific projects. </text:span><text:span text:style-name="T27">A lot of tasks are created by the project managers and assigned to the developer. Sometimes these tasks will take precedence over what is currently being worked on. </text:span><text:span text:style-name="T28">What are some of the issues that I have found with this approach?</text:span></text:p>
      <text:p text:style-name="P21"><text:span text:style-name="T28"/></text:p>
      <text:list xml:id="list1263430080" text:style-name="L3">
        <text:list-item>
          <text:p text:style-name="P22"><text:span text:style-name="T29">We don't get overall visibility</text:span><text:span text:style-name="T24">. This makes it really hard to prioritise and forecast, </text:span><text:span text:style-name="T29">or even plan</text:span><text:span text:style-name="T24">.</text:span></text:p>
        </text:list-item>
        <text:list-item>
          <text:p text:style-name="P22"><text:span text:style-name="T28">The tasks are assigned to developers without always knowing what they are working on. Unfortunately this approach is reactive and it causes </text:span><text:span text:style-name="T26">too much </text:span><text:a xlink:type="simple" xlink:href="http://www.joelonsoftware.com/articles/fog0000000022.html"><text:span text:style-name="T26">context switching</text:span></text:a><text:span text:style-name="T26">.</text:span></text:p>
        </text:list-item>
      </text:list>
      <text:p text:style-name="P3"><text:span text:style-name="T4"/></text:p>
      <text:p text:style-name="P6"><text:span text:style-name="T11">Time sheets</text:span></text:p>
      <text:p text:style-name="P3"><text:span text:style-name="T4"/></text:p>
      <text:p text:style-name="P10"><text:span text:style-name="T5">The one thing that I have disliked about this tool is that each individual enters the time they spend on each task. </text:span><text:span text:style-name="T11">Why don't I like them? Some points that come to mind:</text:span></text:p>
      <text:p text:style-name="P10"><text:span text:style-name="T11"/></text:p>
      <text:list xml:id="list918351464" text:style-name="L1">
        <text:list-item>
          <text:p text:style-name="P11"><text:span text:style-name="T11">No one tracks time efficiently.</text:span></text:p>
        </text:list-item>
        <text:list-item>
          <text:p text:style-name="P11"><text:span text:style-name="T11">The time is never really accurate.</text:span></text:p>
        </text:list-item>
        <text:list-item>
          <text:p text:style-name="P11"><text:span text:style-name="T11">If you have estimated a time you are more than likely that you will just enter that amount. </text:span></text:p>
        </text:list-item>
      </text:list>
      <text:p text:style-name="P10"><text:span text:style-name="T5"/></text:p>
      <text:p text:style-name="P10"><text:span text:style-name="T6">So we got introduced to an expansion pack for </text:span><text:a xlink:type="simple" xlink:href="https://podio.com/market/packs/2267-scrum-development"><text:span text:style-name="T6">Scrum Development Pack</text:span></text:a><text:span text:style-name="T6"> </text:span><text:span text:style-name="T11">for podio</text:span><text:span text:style-name="T6">, </text:span><text:span text:style-name="T7">however </text:span><text:span text:style-name="T11">it still records everything in hours</text:span><text:span text:style-name="T7">. I have worked in a few agile projects and I have found that this process does not work for </text:span><text:span text:style-name="T12">software </text:span><text:span text:style-name="T7">development.</text:span></text:p>
      <text:p text:style-name="P4"><text:span text:style-name="T8"/></text:p>
      <text:p text:style-name="P5"><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9">No billable hours = no money = no job</text:span><text:span text:style-name="T8">. </text:span><text:span text:style-name="T10">The last statement is a reality however </text:span><text:span text:style-name="T13">it makes me sad thinking about it that way.</text:span></text:p>
      <text:p text:style-name="P5"><text:span text:style-name="T13"/></text:p>
      <text:p text:style-name="P8"><text:span text:style-name="T17">Requirements</text:span></text:p>
      <text:p text:style-name="P5"><text:span text:style-name="T13"/></text:p>
      <text:p text:style-name="P19"><text:span text:style-name="T17">As with any business that delivers software we need to gather requirements. This currently is achieved by meeting with the client. We have some great people that really understand the client </text:span><text:span text:style-name="T18">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18">google docs</text:span></text:a><text:span text:style-name="T18">. </text:span><text:span text:style-name="T19">These docs are first used as a WIKI and then cleaned up to turn into a requirements document.</text:span></text:p>
      <text:p text:style-name="P19"><text:span text:style-name="T19"/></text:p>
      <text:p text:style-name="P20"><text:span text:style-name="T20">The developer will add questions to this document that will be answered by either someone internally or the client will provide the answers. </text:span><text:span text:style-name="T21">The idea is to try to get all the requirements down so that the developer can estimate. </text:span><text:span text:style-name="T23">Does this sound like </text:span><text:a xlink:type="simple" xlink:href="http://en.wikipedia.org/wiki/Waterfall_model"><text:span text:style-name="T23">waterfall</text:span></text:a><text:span text:style-name="T23">?</text:span></text:p>
      <text:p text:style-name="P5"><text:soft-page-break/><text:span text:style-name="T13"/></text:p>
      <text:p text:style-name="P7"><text:span text:style-name="T16">Estimates</text:span></text:p>
      <text:p text:style-name="P7"><text:span text:style-name="T16"/></text:p>
      <text:p text:style-name="P12"><text:span text:style-name="T16">Since we have the concept of billable hours we need to estimate the time it will take for a feature to be built. </text:span><text:span text:style-name="T22">Estimates are done for multiple features, o</text:span><text:span text:style-name="T16">nce that is done it is often multiplied by a factor to give it some padding. </text:span><text:span text:style-name="T17">This estimate is needed as the client needs to sign of on it. </text:span><text:span text:style-name="T25">So how is this estimate carried out? Well from what I can see it is done as a gut feel or as I heard it by using your life experience.</text:span></text:p>
      <text:p text:style-name="P12"><text:span text:style-name="T25"/></text:p>
      <text:p text:style-name="P13"><text:span text:style-name="T30">What are some of the issues with estimating in this manner?</text:span></text:p>
      <text:p text:style-name="P13"><text:span text:style-name="T30"/></text:p>
      <text:list xml:id="list1104877113" text:style-name="L4">
        <text:list-item>
          <text:p text:style-name="P14"><text:span text:style-name="T30">One does not always know what needs to be done and people tend to be very optimistic.</text:span></text:p>
        </text:list-item>
        <text:list-item>
          <text:p text:style-name="P16"><text:a xlink:type="simple" xlink:href="http://java.dzone.com/articles/book-review-software"><text:span text:style-name="T32">Studies</text:span></text:a><text:span text:style-name="T32"> have confirmed that most people's intuitive sense of "90% confident" is really comparable to something closer to "30% confident".</text:span></text:p>
        </text:list-item>
        <text:list-item>
          <text:p text:style-name="P14"><text:span text:style-name="T30">No one ever thinks about the </text:span><text:a xlink:type="simple" xlink:href="http://en.wikipedia.org/wiki/Non-functional_requirement"><text:span text:style-name="T30">non functional requirements</text:span></text:a><text:span text:style-name="T30">.</text:span></text:p>
        </text:list-item>
        <text:list-item>
          <text:p text:style-name="P15"><text:span text:style-name="T31">A lot of assumptions are made, which usually are wrong.</text:span></text:p>
        </text:list-item>
      </text:list>
      <text:p text:style-name="P17"><text:span text:style-name="T31"/></text:p>
      <text:p text:style-name="P17"><text:span text:style-name="T31">Some great articles on this topic:</text:span></text:p>
      <text:p text:style-name="P17"><text:span text:style-name="T31"/></text:p>
      <text:list xml:id="list390782267" text:style-name="L5">
        <text:list-item>
          <text:p text:style-name="P18"><text:a xlink:type="simple" xlink:href="http://www.woodwardweb.com/programming/000439.html"><text:span text:style-name="T31">Why Software Estimation is Hard</text:span></text:a></text:p>
        </text:list-item>
        <text:list-item>
          <text:p text:style-name="P18"><text:a xlink:type="simple" xlink:href="http://blog.8thlight.com/uncle-bob/2012/04/20/Why-Is-Estimating-So-Hard.html"><text:span text:style-name="T31">Why is Estimating so Hard?</text:span></text:a></text:p>
        </text:list-item>
        <text:list-item>
          <text:p text:style-name="P23"><text:a xlink:type="simple" xlink:href="http://pragprog.com/magazines/2013-02/estimation-is-evil"><text:span text:style-name="T31">Estimation is Evil – Overcoming the Estimation Obsess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3T18:43:16</dc:date>
    <meta:editing-duration>PT2H15M58S</meta:editing-duration>
    <meta:editing-cycles>37</meta:editing-cycles>
    <meta:generator>LibreOffice/3.6$MacOSX_x86 LibreOffice_project/5b93205-6e6b3fc-7830f6d-c08ad66-1d9bf4</meta:generator>
    <meta:document-statistic meta:table-count="0" meta:image-count="0" meta:object-count="0" meta:page-count="2" meta:paragraph-count="28" meta:word-count="696" meta:character-count="3812" meta:non-whitespace-character-count="3155"/>
  </office:meta>
</office:document-meta>
</file>